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37.94mm"/>
    </style:style>
    <style:style style:name="co6" style:family="table-column">
      <style:table-column-properties fo:break-before="auto" style:column-width="38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7.58mm" svg:height="144.23mm" svg:x="240.01mm" svg:y="7.97mm">
            <loext:p draw:notify-on-update-of-ranges="Sheet1.B2:Sheet1.B11 Sheet1.H1:Sheet1.H1 Sheet1.H2:Sheet1.H11 Sheet1.G1:Sheet1.G1 Sheet1.G2:Sheet1.G11 Sheet1.E1:Sheet1.E1 Sheet1.E2:Sheet1.E11 Sheet1.F1:Sheet1.F1 Sheet1.F2:Sheet1.F11 Sheet1.D1:Sheet1.D1 Sheet1.D2:Sheet1.D11 Sheet1.C1:Sheet1.C1 Sheet1.C2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7.59mm" svg:height="144.76mm" svg:x="0mm" svg:y="0mm">
            <loext:p draw:notify-on-update-of-ranges="Sheet1.B16:Sheet1.B16 Sheet1.B17:Sheet1.B26 Sheet1.H16:Sheet1.H16 Sheet1.H17:Sheet1.H26 Sheet1.G16:Sheet1.G16 Sheet1.G17:Sheet1.G26 Sheet1.E16:Sheet1.E16 Sheet1.E17:Sheet1.E26 Sheet1.F16:Sheet1.F16 Sheet1.F17:Sheet1.F26 Sheet1.D16:Sheet1.D16 Sheet1.D17:Sheet1.D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tamanho_gr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OpenMP Tasks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CUDA Shared Memory</text:p>
          </table:table-cell>
        </table:table-row>
        <table:table-row table:style-name="ro1">
          <table:table-cell office:value-type="string" calcext:value-type="string">
            <text:p>arq_3000.in</text:p>
          </table:table-cell>
          <table:table-cell office:value-type="float" office:value="1000" calcext:value-type="float">
            <text:p>1000</text:p>
          </table:table-cell>
          <table:table-cell office:value-type="float" office:value="67.3785090446" calcext:value-type="float">
            <text:p>67,3785090446</text:p>
          </table:table-cell>
          <table:table-cell office:value-type="float" office:value="37.3805179596" calcext:value-type="float">
            <text:p>37,3805179596</text:p>
          </table:table-cell>
          <table:table-cell office:value-type="float" office:value="36.6053090096" calcext:value-type="float">
            <text:p>36,6053090096</text:p>
          </table:table-cell>
          <table:table-cell office:value-type="float" office:value="36.2584908009" calcext:value-type="float">
            <text:p>36,2584908009</text:p>
          </table:table-cell>
          <table:table-cell office:value-type="float" office:value="33.9187350273" calcext:value-type="float">
            <text:p>33,9187350273</text:p>
          </table:table-cell>
          <table:table-cell office:value-type="float" office:value="13.485314846" calcext:value-type="float">
            <text:p>13,485314846</text:p>
          </table:table-cell>
        </table:table-row>
        <table:table-row table:style-name="ro1">
          <table:table-cell office:value-type="string" calcext:value-type="string">
            <text:p>arq_3001.in</text:p>
          </table:table-cell>
          <table:table-cell office:value-type="float" office:value="2000" calcext:value-type="float">
            <text:p>2000</text:p>
          </table:table-cell>
          <table:table-cell office:value-type="float" office:value="270.122245073" calcext:value-type="float">
            <text:p>270,122245073</text:p>
          </table:table-cell>
          <table:table-cell office:value-type="float" office:value="231.383682013" calcext:value-type="float">
            <text:p>231,383682013</text:p>
          </table:table-cell>
          <table:table-cell office:value-type="float" office:value="143.272667885" calcext:value-type="float">
            <text:p>143,272667885</text:p>
          </table:table-cell>
          <table:table-cell office:value-type="float" office:value="147.152778864" calcext:value-type="float">
            <text:p>147,152778864</text:p>
          </table:table-cell>
          <table:table-cell office:value-type="float" office:value="135.39635396" calcext:value-type="float">
            <text:p>135,39635396</text:p>
          </table:table-cell>
          <table:table-cell office:value-type="float" office:value="52.7332720757" calcext:value-type="float">
            <text:p>52,7332720757</text:p>
          </table:table-cell>
        </table:table-row>
        <table:table-row table:style-name="ro1">
          <table:table-cell office:value-type="string" calcext:value-type="string">
            <text:p>arq_3002.in</text:p>
          </table:table-cell>
          <table:table-cell office:value-type="float" office:value="3000" calcext:value-type="float">
            <text:p>3000</text:p>
          </table:table-cell>
          <table:table-cell office:value-type="float" office:value="606.290369987" calcext:value-type="float">
            <text:p>606,290369987</text:p>
          </table:table-cell>
          <table:table-cell office:value-type="float" office:value="329.464223146" calcext:value-type="float">
            <text:p>329,464223146</text:p>
          </table:table-cell>
          <table:table-cell office:value-type="float" office:value="319.465327978" calcext:value-type="float">
            <text:p>319,465327978</text:p>
          </table:table-cell>
          <table:table-cell office:value-type="float" office:value="329.507287979" calcext:value-type="float">
            <text:p>329,507287979</text:p>
          </table:table-cell>
          <table:table-cell office:value-type="float" office:value="304.606456041" calcext:value-type="float">
            <text:p>304,606456041</text:p>
          </table:table-cell>
          <table:table-cell office:value-type="float" office:value="117.909232855" calcext:value-type="float">
            <text:p>117,909232855</text:p>
          </table:table-cell>
        </table:table-row>
        <table:table-row table:style-name="ro1">
          <table:table-cell office:value-type="string" calcext:value-type="string">
            <text:p>arq_3003.in</text:p>
          </table:table-cell>
          <table:table-cell office:value-type="float" office:value="4000" calcext:value-type="float">
            <text:p>4000</text:p>
          </table:table-cell>
          <table:table-cell office:value-type="float" office:value="1119.37512207" calcext:value-type="float">
            <text:p>1119,37512207</text:p>
          </table:table-cell>
          <table:table-cell office:value-type="float" office:value="580.273646832" calcext:value-type="float">
            <text:p>580,273646832</text:p>
          </table:table-cell>
          <table:table-cell office:value-type="float" office:value="565.330203056" calcext:value-type="float">
            <text:p>565,330203056</text:p>
          </table:table-cell>
          <table:table-cell office:value-type="float" office:value="581.774564028" calcext:value-type="float">
            <text:p>581,774564028</text:p>
          </table:table-cell>
          <table:table-cell office:value-type="float" office:value="547.693758011" calcext:value-type="float">
            <text:p>547,693758011</text:p>
          </table:table-cell>
          <table:table-cell office:value-type="float" office:value="210.813822031" calcext:value-type="float">
            <text:p>210,813822031</text:p>
          </table:table-cell>
        </table:table-row>
        <table:table-row table:style-name="ro1">
          <table:table-cell office:value-type="string" calcext:value-type="string">
            <text:p>arq_3004.in</text:p>
          </table:table-cell>
          <table:table-cell office:value-type="float" office:value="5000" calcext:value-type="float">
            <text:p>5000</text:p>
          </table:table-cell>
          <table:table-cell office:value-type="float" office:value="1683.35314298" calcext:value-type="float">
            <text:p>1683,35314298</text:p>
          </table:table-cell>
          <table:table-cell office:value-type="float" office:value="903.785011053" calcext:value-type="float">
            <text:p>903,785011053</text:p>
          </table:table-cell>
          <table:table-cell office:value-type="float" office:value="882.014249086" calcext:value-type="float">
            <text:p>882,014249086</text:p>
          </table:table-cell>
          <table:table-cell office:value-type="float" office:value="905.167304039" calcext:value-type="float">
            <text:p>905,167304039</text:p>
          </table:table-cell>
          <table:table-cell office:value-type="float" office:value="849.477785826" calcext:value-type="float">
            <text:p>849,477785826</text:p>
          </table:table-cell>
          <table:table-cell office:value-type="float" office:value="330.82465291" calcext:value-type="float">
            <text:p>330,82465291</text:p>
          </table:table-cell>
        </table:table-row>
        <table:table-row table:style-name="ro1">
          <table:table-cell office:value-type="string" calcext:value-type="string">
            <text:p>arq_3005.in</text:p>
          </table:table-cell>
          <table:table-cell office:value-type="float" office:value="6000" calcext:value-type="float">
            <text:p>6000</text:p>
          </table:table-cell>
          <table:table-cell office:value-type="float" office:value="2430.45656896" calcext:value-type="float">
            <text:p>2430,45656896</text:p>
          </table:table-cell>
          <table:table-cell office:value-type="float" office:value="1298.57569814" calcext:value-type="float">
            <text:p>1298,57569814</text:p>
          </table:table-cell>
          <table:table-cell office:value-type="float" office:value="1272.40092206" calcext:value-type="float">
            <text:p>1272,40092206</text:p>
          </table:table-cell>
          <table:table-cell office:value-type="float" office:value="1297.26960206" calcext:value-type="float">
            <text:p>1297,26960206</text:p>
          </table:table-cell>
          <table:table-cell office:value-type="float" office:value="1232.49102902" calcext:value-type="float">
            <text:p>1232,49102902</text:p>
          </table:table-cell>
          <table:table-cell office:value-type="float" office:value="473.899220943" calcext:value-type="float">
            <text:p>473,899220943</text:p>
          </table:table-cell>
        </table:table-row>
        <table:table-row table:style-name="ro1">
          <table:table-cell office:value-type="string" calcext:value-type="string">
            <text:p>arq_3006.in</text:p>
          </table:table-cell>
          <table:table-cell office:value-type="float" office:value="7000" calcext:value-type="float">
            <text:p>7000</text:p>
          </table:table-cell>
          <table:table-cell office:value-type="float" office:value="3302.32450104" calcext:value-type="float">
            <text:p>3302,32450104</text:p>
          </table:table-cell>
          <table:table-cell office:value-type="float" office:value="1761.11435318" calcext:value-type="float">
            <text:p>1761,11435318</text:p>
          </table:table-cell>
          <table:table-cell office:value-type="float" office:value="1726.56234884" calcext:value-type="float">
            <text:p>1726,56234884</text:p>
          </table:table-cell>
          <table:table-cell office:value-type="float" office:value="1759.31592202" calcext:value-type="float">
            <text:p>1759,31592202</text:p>
          </table:table-cell>
          <table:table-cell office:value-type="float" office:value="1662.84190702" calcext:value-type="float">
            <text:p>1662,84190702</text:p>
          </table:table-cell>
          <table:table-cell office:value-type="float" office:value="641.938765049" calcext:value-type="float">
            <text:p>641,938765049</text:p>
          </table:table-cell>
        </table:table-row>
        <table:table-row table:style-name="ro1">
          <table:table-cell office:value-type="string" calcext:value-type="string">
            <text:p>arq_3007.in</text:p>
          </table:table-cell>
          <table:table-cell office:value-type="float" office:value="8000" calcext:value-type="float">
            <text:p>8000</text:p>
          </table:table-cell>
          <table:table-cell office:value-type="float" office:value="4323.86851406" calcext:value-type="float">
            <text:p>4323,86851406</text:p>
          </table:table-cell>
          <table:table-cell office:value-type="float" office:value="2292.64888215" calcext:value-type="float">
            <text:p>2292,64888215</text:p>
          </table:table-cell>
          <table:table-cell office:value-type="float" office:value="2254.16403294" calcext:value-type="float">
            <text:p>2254,16403294</text:p>
          </table:table-cell>
          <table:table-cell office:value-type="float" office:value="2290.54219389" calcext:value-type="float">
            <text:p>2290,54219389</text:p>
          </table:table-cell>
          <table:table-cell office:value-type="float" office:value="2172.55563498" calcext:value-type="float">
            <text:p>2172,55563498</text:p>
          </table:table-cell>
          <table:table-cell office:value-type="float" office:value="845.136465073" calcext:value-type="float">
            <text:p>845,136465073</text:p>
          </table:table-cell>
        </table:table-row>
        <table:table-row table:style-name="ro1">
          <table:table-cell office:value-type="string" calcext:value-type="string">
            <text:p>arq_3008.in</text:p>
          </table:table-cell>
          <table:table-cell office:value-type="float" office:value="9000" calcext:value-type="float">
            <text:p>9000</text:p>
          </table:table-cell>
          <table:table-cell office:value-type="float" office:value="5457.48370504" calcext:value-type="float">
            <text:p>5457,48370504</text:p>
          </table:table-cell>
          <table:table-cell office:value-type="float" office:value="2894.25254607" calcext:value-type="float">
            <text:p>2894,25254607</text:p>
          </table:table-cell>
          <table:table-cell office:value-type="float" office:value="2853.04042697" calcext:value-type="float">
            <text:p>2853,04042697</text:p>
          </table:table-cell>
          <table:table-cell office:value-type="float" office:value="2895.75424695" calcext:value-type="float">
            <text:p>2895,75424695</text:p>
          </table:table-cell>
          <table:table-cell office:value-type="float" office:value="2748.14892292" calcext:value-type="float">
            <text:p>2748,14892292</text:p>
          </table:table-cell>
          <table:table-cell office:value-type="float" office:value="1097.848984" calcext:value-type="float">
            <text:p>1097,848984</text:p>
          </table:table-cell>
        </table:table-row>
        <table:table-row table:style-name="ro1">
          <table:table-cell office:value-type="string" calcext:value-type="string">
            <text:p>arq_3009.in</text:p>
          </table:table-cell>
          <table:table-cell office:value-type="float" office:value="10000" calcext:value-type="float">
            <text:p>10000</text:p>
          </table:table-cell>
          <table:table-cell office:value-type="float" office:value="6733.92441201" calcext:value-type="float">
            <text:p>6733,92441201</text:p>
          </table:table-cell>
          <table:table-cell office:value-type="float" office:value="3567.04728889" calcext:value-type="float">
            <text:p>3567,04728889</text:p>
          </table:table-cell>
          <table:table-cell office:value-type="float" office:value="3523.86019111" calcext:value-type="float">
            <text:p>3523,86019111</text:p>
          </table:table-cell>
          <table:table-cell office:value-type="float" office:value="3571.28623581" calcext:value-type="float">
            <text:p>3571,28623581</text:p>
          </table:table-cell>
          <table:table-cell office:value-type="float" office:value="3711.77704" calcext:value-type="float">
            <text:p>3711,77704</text:p>
          </table:table-cell>
          <table:table-cell office:value-type="float" office:value="1321.16354394" calcext:value-type="float">
            <text:p>1321,16354394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tamanho_gr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OpenMP Tasks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CUDA Shared Memory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$C2]/[.D2]" office:value-type="float" office:value="1.80250335528847" calcext:value-type="float">
            <text:p>1,8025033553</text:p>
          </table:table-cell>
          <table:table-cell table:formula="of:=[.$C2]/[.E2]" office:value-type="float" office:value="1.84067587100356" calcext:value-type="float">
            <text:p>1,840675871</text:p>
          </table:table-cell>
          <table:table-cell table:formula="of:=[.$C2]/[.F2]" office:value-type="float" office:value="1.85828222731564" calcext:value-type="float">
            <text:p>1,8582822273</text:p>
          </table:table-cell>
          <table:table-cell table:formula="of:=[.$C2]/[.G2]" office:value-type="float" office:value="1.98646880523019" calcext:value-type="float">
            <text:p>1,9864688052</text:p>
          </table:table-cell>
          <table:table-cell table:formula="of:=[.$C2]/[.H2]" office:value-type="float" office:value="4.99643573873144" calcext:value-type="float">
            <text:p>4,996435738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$C3]/[.D3]" office:value-type="float" office:value="1.16742132687569" calcext:value-type="float">
            <text:p>1,1674213269</text:p>
          </table:table-cell>
          <table:table-cell table:formula="of:=[.$C3]/[.E3]" office:value-type="float" office:value="1.88537178137716" calcext:value-type="float">
            <text:p>1,8853717814</text:p>
          </table:table-cell>
          <table:table-cell table:formula="of:=[.$C3]/[.F3]" office:value-type="float" office:value="1.83565847113665" calcext:value-type="float">
            <text:p>1,8356584711</text:p>
          </table:table-cell>
          <table:table-cell table:formula="of:=[.$C3]/[.G3]" office:value-type="float" office:value="1.99504814695972" calcext:value-type="float">
            <text:p>1,995048147</text:p>
          </table:table-cell>
          <table:table-cell table:formula="of:=[.$C3]/[.H3]" office:value-type="float" office:value="5.12242526284416" calcext:value-type="float">
            <text:p>5,1224252628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$C4]/[.D4]" office:value-type="float" office:value="1.84023128277065" calcext:value-type="float">
            <text:p>1,8402312828</text:p>
          </table:table-cell>
          <table:table-cell table:formula="of:=[.$C4]/[.E4]" office:value-type="float" office:value="1.89782839291014" calcext:value-type="float">
            <text:p>1,8978283929</text:p>
          </table:table-cell>
          <table:table-cell table:formula="of:=[.$C4]/[.F4]" office:value-type="float" office:value="1.83999077442451" calcext:value-type="float">
            <text:p>1,8399907744</text:p>
          </table:table-cell>
          <table:table-cell table:formula="of:=[.$C4]/[.G4]" office:value-type="float" office:value="1.99040551492905" calcext:value-type="float">
            <text:p>1,9904055149</text:p>
          </table:table-cell>
          <table:table-cell table:formula="of:=[.$C4]/[.H4]" office:value-type="float" office:value="5.14200928380724" calcext:value-type="float">
            <text:p>5,1420092838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$C5]/[.D5]" office:value-type="float" office:value="1.9290469732362" calcext:value-type="float">
            <text:p>1,9290469732</text:p>
          </table:table-cell>
          <table:table-cell table:formula="of:=[.$C5]/[.E5]" office:value-type="float" office:value="1.98003771250679" calcext:value-type="float">
            <text:p>1,9800377125</text:p>
          </table:table-cell>
          <table:table-cell table:formula="of:=[.$C5]/[.F5]" office:value-type="float" office:value="1.9240702349031" calcext:value-type="float">
            <text:p>1,9240702349</text:p>
          </table:table-cell>
          <table:table-cell table:formula="of:=[.$C5]/[.G5]" office:value-type="float" office:value="2.04379747933428" calcext:value-type="float">
            <text:p>2,0437974793</text:p>
          </table:table-cell>
          <table:table-cell table:formula="of:=[.$C5]/[.H5]" office:value-type="float" office:value="5.30978050341214" calcext:value-type="float">
            <text:p>5,3097805034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$C6]/[.D6]" office:value-type="float" office:value="1.86255926176373" calcext:value-type="float">
            <text:p>1,8625592618</text:p>
          </table:table-cell>
          <table:table-cell table:formula="of:=[.$C6]/[.E6]" office:value-type="float" office:value="1.908532821011" calcext:value-type="float">
            <text:p>1,908532821</text:p>
          </table:table-cell>
          <table:table-cell table:formula="of:=[.$C6]/[.F6]" office:value-type="float" office:value="1.85971492283096" calcext:value-type="float">
            <text:p>1,8597149228</text:p>
          </table:table-cell>
          <table:table-cell table:formula="of:=[.$C6]/[.G6]" office:value-type="float" office:value="1.98163291738485" calcext:value-type="float">
            <text:p>1,9816329174</text:p>
          </table:table-cell>
          <table:table-cell table:formula="of:=[.$C6]/[.H6]" office:value-type="float" office:value="5.08835459562305" calcext:value-type="float">
            <text:p>5,0883545956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[.$C7]/[.D7]" office:value-type="float" office:value="1.87163256823706" calcext:value-type="float">
            <text:p>1,8716325682</text:p>
          </table:table-cell>
          <table:table-cell table:formula="of:=[.$C7]/[.E7]" office:value-type="float" office:value="1.91013424057028" calcext:value-type="float">
            <text:p>1,9101342406</text:p>
          </table:table-cell>
          <table:table-cell table:formula="of:=[.$C7]/[.F7]" office:value-type="float" office:value="1.87351693518491" calcext:value-type="float">
            <text:p>1,8735169352</text:p>
          </table:table-cell>
          <table:table-cell table:formula="of:=[.$C7]/[.G7]" office:value-type="float" office:value="1.97198722889898" calcext:value-type="float">
            <text:p>1,9719872289</text:p>
          </table:table-cell>
          <table:table-cell table:formula="of:=[.$C7]/[.H7]" office:value-type="float" office:value="5.12863592416062" calcext:value-type="float">
            <text:p>5,128635924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formula="of:=[.$C8]/[.D8]" office:value-type="float" office:value="1.87513348867839" calcext:value-type="float">
            <text:p>1,8751334887</text:p>
          </table:table-cell>
          <table:table-cell table:formula="of:=[.$C8]/[.E8]" office:value-type="float" office:value="1.91265870199167" calcext:value-type="float">
            <text:p>1,912658702</text:p>
          </table:table-cell>
          <table:table-cell table:formula="of:=[.$C8]/[.F8]" office:value-type="float" office:value="1.87705031240117" calcext:value-type="float">
            <text:p>1,8770503124</text:p>
          </table:table-cell>
          <table:table-cell table:formula="of:=[.$C8]/[.G8]" office:value-type="float" office:value="1.98595217446627" calcext:value-type="float">
            <text:p>1,9859521745</text:p>
          </table:table-cell>
          <table:table-cell table:formula="of:=[.$C8]/[.H8]" office:value-type="float" office:value="5.14429830513184" calcext:value-type="float">
            <text:p>5,1442983051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formula="of:=[.$C9]/[.D9]" office:value-type="float" office:value="1.88597065504647" calcext:value-type="float">
            <text:p>1,885970655</text:p>
          </table:table-cell>
          <table:table-cell table:formula="of:=[.$C9]/[.E9]" office:value-type="float" office:value="1.91816941929491" calcext:value-type="float">
            <text:p>1,9181694193</text:p>
          </table:table-cell>
          <table:table-cell table:formula="of:=[.$C9]/[.F9]" office:value-type="float" office:value="1.88770524533182" calcext:value-type="float">
            <text:p>1,8877052453</text:p>
          </table:table-cell>
          <table:table-cell table:formula="of:=[.$C9]/[.G9]" office:value-type="float" office:value="1.99022222696718" calcext:value-type="float">
            <text:p>1,990222227</text:p>
          </table:table-cell>
          <table:table-cell table:formula="of:=[.$C9]/[.H9]" office:value-type="float" office:value="5.11617791061296" calcext:value-type="float">
            <text:p>5,1161779106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formula="of:=[.$C10]/[.D10]" office:value-type="float" office:value="1.88562802249255" calcext:value-type="float">
            <text:p>1,8856280225</text:p>
          </table:table-cell>
          <table:table-cell table:formula="of:=[.$C10]/[.E10]" office:value-type="float" office:value="1.91286588631903" calcext:value-type="float">
            <text:p>1,9128658863</text:p>
          </table:table-cell>
          <table:table-cell table:formula="of:=[.$C10]/[.F10]" office:value-type="float" office:value="1.88465016007079" calcext:value-type="float">
            <text:p>1,8846501601</text:p>
          </table:table-cell>
          <table:table-cell table:formula="of:=[.$C10]/[.G10]" office:value-type="float" office:value="1.98587626002496" calcext:value-type="float">
            <text:p>1,98587626</text:p>
          </table:table-cell>
          <table:table-cell table:formula="of:=[.$C10]/[.H10]" office:value-type="float" office:value="4.9710695957068" calcext:value-type="float">
            <text:p>4,971069595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$C11]/[.D11]" office:value-type="float" office:value="1.88781472928145" calcext:value-type="float">
            <text:p>1,8878147293</text:p>
          </table:table-cell>
          <table:table-cell table:formula="of:=[.$C11]/[.E11]" office:value-type="float" office:value="1.91095107263289" calcext:value-type="float">
            <text:p>1,9109510726</text:p>
          </table:table-cell>
          <table:table-cell table:formula="of:=[.$C11]/[.F11]" office:value-type="float" office:value="1.88557398297778" calcext:value-type="float">
            <text:p>1,885573983</text:p>
          </table:table-cell>
          <table:table-cell table:formula="of:=[.$C11]/[.G11]" office:value-type="float" office:value="1.81420498576337" calcext:value-type="float">
            <text:p>1,8142049858</text:p>
          </table:table-cell>
          <table:table-cell table:formula="of:=[.$C11]/[.H11]" office:value-type="float" office:value="5.09696505243246" calcext:value-type="float">
            <text:p>5,0969650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5:11:15.521622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15:27:09.756506906</dc:date>
    <meta:generator>LibreOffice/5.0.5.2$Linux_X86_64 LibreOffice_project/00m0$Build-2</meta:generator>
    <meta:editing-duration>PT1M31S</meta:editing-duration>
    <meta:editing-cycles>4</meta:editing-cycles>
    <meta:document-statistic meta:table-count="1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759cm" svg:height="14.424cm" xlink:href=".." xlink:type="simple" chart:class="chart:bar" chart:column-mapping="5 4 2 3 1 0" chart:style-name="ch1">
        <chart:title svg:x="10.224cm" svg:y="0.424cm" chart:style-name="ch2">
          <text:p>Desempenho Pelo Tamanho Do Grid</text:p>
        </chart:title>
        <chart:legend chart:legend-position="end" svg:x="23.538cm" svg:y="5.668cm" style:legend-expansion="high" chart:style-name="ch3"/>
        <chart:plot-area chart:style-name="ch4" table:cell-range-address="Sheet1.B1:Sheet1.H11" chart:data-source-has-labels="both" svg:x="1.566cm" svg:y="1.517cm" svg:width="21.417cm" svg:height="11.638cm">
          <chartooo:coordinate-region svg:x="2.558cm" svg:y="1.716cm" svg:width="20.425cm" svg:height="10.792cm"/>
          <chart:axis chart:dimension="x" chart:name="primary-x" chart:style-name="ch5" chartooo:axis-type="auto">
            <chartooo:date-scale/>
            <chart:title svg:x="10.986cm" svg:y="13.443cm" chart:style-name="ch6">
              <text:p>Tamanho do Grid</text:p>
            </chart:title>
            <chart:categories table:cell-range-address="Sheet1.B2:Sheet1.B11"/>
          </chart:axis>
          <chart:axis chart:dimension="y" chart:name="primary-y" chart:style-name="ch7">
            <chart:title svg:x="0.451cm" svg:y="9.06cm" chart:style-name="ch8">
              <text:p>Tempo de execução (s)</text:p>
            </chart:title>
            <chart:grid chart:style-name="ch9" chart:class="major"/>
          </chart:axis>
          <chart:series chart:style-name="ch10" chart:values-cell-range-address="Sheet1.H2:Sheet1.H11" chart:label-cell-address="Sheet1.H1:Sheet1.H1" chart:class="chart:bar">
            <chart:data-point chart:repeated="10"/>
          </chart:series>
          <chart:series chart:style-name="ch11" chart:values-cell-range-address="Sheet1.G2:Sheet1.G11" chart:label-cell-address="Sheet1.G1:Sheet1.G1" chart:class="chart:bar">
            <chart:data-point chart:repeated="10"/>
          </chart:series>
          <chart:series chart:style-name="ch12" chart:values-cell-range-address="Sheet1.E2:Sheet1.E11" chart:label-cell-address="Sheet1.E1:Sheet1.E1" chart:class="chart:bar">
            <chart:data-point chart:repeated="10"/>
          </chart:series>
          <chart:series chart:style-name="ch13" chart:values-cell-range-address="Sheet1.F2:Sheet1.F11" chart:label-cell-address="Sheet1.F1:Sheet1.F1" chart:class="chart:bar">
            <chart:data-point chart:repeated="10"/>
          </chart:series>
          <chart:series chart:style-name="ch14" chart:values-cell-range-address="Sheet1.D2:Sheet1.D11" chart:label-cell-address="Sheet1.D1:Sheet1.D1" chart:class="chart:bar">
            <chart:data-point chart:repeated="10"/>
          </chart:series>
          <chart:series chart:style-name="ch15" chart:values-cell-range-address="Sheet1.C2:Sheet1.C11" chart:label-cell-address="Sheet1.C1:Sheet1.C1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hared Memory</text:p>
                <draw:g>
                  <svg:desc>Sheet1.H1:Sheet1.H1</svg:desc>
                </draw:g>
              </table:table-cell>
              <table:table-cell office:value-type="string">
                <text:p>CUDA</text:p>
                <draw:g>
                  <svg:desc>Sheet1.G1:Sheet1.G1</svg:desc>
                </draw:g>
              </table:table-cell>
              <table:table-cell office:value-type="string">
                <text:p>OpenMP Tasks</text:p>
                <draw:g>
                  <svg:desc>Sheet1.E1:Sheet1.E1</svg:desc>
                </draw:g>
              </table:table-cell>
              <table:table-cell office:value-type="string">
                <text:p>OpenMP</text:p>
                <draw:g>
                  <svg:desc>Sheet1.F1:Sheet1.F1</svg:desc>
                </draw:g>
              </table:table-cell>
              <table:table-cell office:value-type="string">
                <text:p>Pthreads</text:p>
                <draw:g>
                  <svg:desc>Sheet1.D1:Sheet1.D1</svg:desc>
                </draw:g>
              </table:table-cell>
              <table:table-cell office:value-type="string">
                <text:p>Ser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13.485314846">
                <text:p>13.485314846</text:p>
                <draw:g>
                  <svg:desc>Sheet1.H2:Sheet1.H11</svg:desc>
                </draw:g>
              </table:table-cell>
              <table:table-cell office:value-type="float" office:value="33.9187350273">
                <text:p>33.9187350273</text:p>
                <draw:g>
                  <svg:desc>Sheet1.G2:Sheet1.G11</svg:desc>
                </draw:g>
              </table:table-cell>
              <table:table-cell office:value-type="float" office:value="36.6053090096">
                <text:p>36.6053090096</text:p>
                <draw:g>
                  <svg:desc>Sheet1.E2:Sheet1.E11</svg:desc>
                </draw:g>
              </table:table-cell>
              <table:table-cell office:value-type="float" office:value="36.2584908009">
                <text:p>36.2584908009</text:p>
                <draw:g>
                  <svg:desc>Sheet1.F2:Sheet1.F11</svg:desc>
                </draw:g>
              </table:table-cell>
              <table:table-cell office:value-type="float" office:value="37.3805179596">
                <text:p>37.3805179596</text:p>
                <draw:g>
                  <svg:desc>Sheet1.D2:Sheet1.D11</svg:desc>
                </draw:g>
              </table:table-cell>
              <table:table-cell office:value-type="float" office:value="67.3785090446">
                <text:p>67.3785090446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2.7332720757">
                <text:p>52.7332720757</text:p>
              </table:table-cell>
              <table:table-cell office:value-type="float" office:value="135.39635396">
                <text:p>135.39635396</text:p>
              </table:table-cell>
              <table:table-cell office:value-type="float" office:value="143.272667885">
                <text:p>143.272667885</text:p>
              </table:table-cell>
              <table:table-cell office:value-type="float" office:value="147.152778864">
                <text:p>147.152778864</text:p>
              </table:table-cell>
              <table:table-cell office:value-type="float" office:value="231.383682013">
                <text:p>231.383682013</text:p>
              </table:table-cell>
              <table:table-cell office:value-type="float" office:value="270.122245073">
                <text:p>270.12224507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7.909232855">
                <text:p>117.909232855</text:p>
              </table:table-cell>
              <table:table-cell office:value-type="float" office:value="304.606456041">
                <text:p>304.606456041</text:p>
              </table:table-cell>
              <table:table-cell office:value-type="float" office:value="319.465327978">
                <text:p>319.465327978</text:p>
              </table:table-cell>
              <table:table-cell office:value-type="float" office:value="329.507287979">
                <text:p>329.507287979</text:p>
              </table:table-cell>
              <table:table-cell office:value-type="float" office:value="329.464223146">
                <text:p>329.464223146</text:p>
              </table:table-cell>
              <table:table-cell office:value-type="float" office:value="606.290369987">
                <text:p>606.29036998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0.813822031">
                <text:p>210.813822031</text:p>
              </table:table-cell>
              <table:table-cell office:value-type="float" office:value="547.693758011">
                <text:p>547.693758011</text:p>
              </table:table-cell>
              <table:table-cell office:value-type="float" office:value="565.330203056">
                <text:p>565.330203056</text:p>
              </table:table-cell>
              <table:table-cell office:value-type="float" office:value="581.774564028">
                <text:p>581.774564028</text:p>
              </table:table-cell>
              <table:table-cell office:value-type="float" office:value="580.273646832">
                <text:p>580.273646832</text:p>
              </table:table-cell>
              <table:table-cell office:value-type="float" office:value="1119.37512207">
                <text:p>1119.3751220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0.82465291">
                <text:p>330.82465291</text:p>
              </table:table-cell>
              <table:table-cell office:value-type="float" office:value="849.477785826">
                <text:p>849.477785826</text:p>
              </table:table-cell>
              <table:table-cell office:value-type="float" office:value="882.014249086">
                <text:p>882.014249086</text:p>
              </table:table-cell>
              <table:table-cell office:value-type="float" office:value="905.167304039">
                <text:p>905.167304039</text:p>
              </table:table-cell>
              <table:table-cell office:value-type="float" office:value="903.785011053">
                <text:p>903.785011053</text:p>
              </table:table-cell>
              <table:table-cell office:value-type="float" office:value="1683.35314298">
                <text:p>1683.3531429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73.899220943">
                <text:p>473.899220943</text:p>
              </table:table-cell>
              <table:table-cell office:value-type="float" office:value="1232.49102902">
                <text:p>1232.49102902</text:p>
              </table:table-cell>
              <table:table-cell office:value-type="float" office:value="1272.40092206">
                <text:p>1272.40092206</text:p>
              </table:table-cell>
              <table:table-cell office:value-type="float" office:value="1297.26960206">
                <text:p>1297.26960206</text:p>
              </table:table-cell>
              <table:table-cell office:value-type="float" office:value="1298.57569814">
                <text:p>1298.57569814</text:p>
              </table:table-cell>
              <table:table-cell office:value-type="float" office:value="2430.45656896">
                <text:p>2430.4565689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41.938765049">
                <text:p>641.938765049</text:p>
              </table:table-cell>
              <table:table-cell office:value-type="float" office:value="1662.84190702">
                <text:p>1662.84190702</text:p>
              </table:table-cell>
              <table:table-cell office:value-type="float" office:value="1726.56234884">
                <text:p>1726.56234884</text:p>
              </table:table-cell>
              <table:table-cell office:value-type="float" office:value="1759.31592202">
                <text:p>1759.31592202</text:p>
              </table:table-cell>
              <table:table-cell office:value-type="float" office:value="1761.11435318">
                <text:p>1761.11435318</text:p>
              </table:table-cell>
              <table:table-cell office:value-type="float" office:value="3302.32450104">
                <text:p>3302.3245010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45.136465073">
                <text:p>845.136465073</text:p>
              </table:table-cell>
              <table:table-cell office:value-type="float" office:value="2172.55563498">
                <text:p>2172.55563498</text:p>
              </table:table-cell>
              <table:table-cell office:value-type="float" office:value="2254.16403294">
                <text:p>2254.16403294</text:p>
              </table:table-cell>
              <table:table-cell office:value-type="float" office:value="2290.54219389">
                <text:p>2290.54219389</text:p>
              </table:table-cell>
              <table:table-cell office:value-type="float" office:value="2292.64888215">
                <text:p>2292.64888215</text:p>
              </table:table-cell>
              <table:table-cell office:value-type="float" office:value="4323.86851406">
                <text:p>4323.8685140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97.848984">
                <text:p>1097.848984</text:p>
              </table:table-cell>
              <table:table-cell office:value-type="float" office:value="2748.14892292">
                <text:p>2748.14892292</text:p>
              </table:table-cell>
              <table:table-cell office:value-type="float" office:value="2853.04042697">
                <text:p>2853.04042697</text:p>
              </table:table-cell>
              <table:table-cell office:value-type="float" office:value="2895.75424695">
                <text:p>2895.75424695</text:p>
              </table:table-cell>
              <table:table-cell office:value-type="float" office:value="2894.25254607">
                <text:p>2894.25254607</text:p>
              </table:table-cell>
              <table:table-cell office:value-type="float" office:value="5457.48370504">
                <text:p>5457.483705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21.16354394">
                <text:p>1321.16354394</text:p>
              </table:table-cell>
              <table:table-cell office:value-type="float" office:value="3711.77704">
                <text:p>3711.77704</text:p>
              </table:table-cell>
              <table:table-cell office:value-type="float" office:value="3523.86019111">
                <text:p>3523.86019111</text:p>
              </table:table-cell>
              <table:table-cell office:value-type="float" office:value="3571.28623581">
                <text:p>3571.28623581</text:p>
              </table:table-cell>
              <table:table-cell office:value-type="float" office:value="3567.04728889">
                <text:p>3567.04728889</text:p>
              </table:table-cell>
              <table:table-cell office:value-type="float" office:value="6733.92441201">
                <text:p>6733.92441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6cm" svg:height="14.477cm" xlink:href=".." xlink:type="simple" chart:class="chart:line" chart:column-mapping="4 3 1 2 0" chart:style-name="ch1">
        <chart:title svg:x="10.661cm" svg:y="0.425cm" chart:style-name="ch2">
          <text:p>Speedup Pelo Tamanho Do Grid</text:p>
        </chart:title>
        <chart:legend chart:legend-position="end" svg:x="23.539cm" svg:y="5.943cm" style:legend-expansion="high" chart:style-name="ch3"/>
        <chart:plot-area chart:style-name="ch4" table:cell-range-address="Sheet1.B16:Sheet1.B26 Sheet1.D16:Sheet1.H26" chart:data-source-has-labels="both" svg:x="1.566cm" svg:y="1.519cm" svg:width="21.418cm" svg:height="11.688cm">
          <chartooo:coordinate-region svg:x="2.002cm" svg:y="1.718cm" svg:width="20.518cm" svg:height="10.842cm"/>
          <chart:axis chart:dimension="x" chart:name="primary-x" chart:style-name="ch5" chartooo:axis-type="auto">
            <chartooo:date-scale/>
            <chart:title svg:x="10.987cm" svg:y="13.496cm" chart:style-name="ch6">
              <text:p>Tamanho do Grid</text:p>
            </chart:title>
            <chart:categories table:cell-range-address="Sheet1.B17:Sheet1.B26"/>
          </chart:axis>
          <chart:axis chart:dimension="y" chart:name="primary-y" chart:style-name="ch5">
            <chart:title svg:x="0.451cm" svg:y="8.082cm" chart:style-name="ch7">
              <text:p>Speedup</text:p>
            </chart:title>
            <chart:grid chart:style-name="ch8" chart:class="major"/>
          </chart:axis>
          <chart:series chart:style-name="ch9" chart:values-cell-range-address="Sheet1.H17:Sheet1.H26" chart:label-cell-address="Sheet1.H16:Sheet1.H16" chart:class="chart:line">
            <chart:data-point chart:repeated="10"/>
          </chart:series>
          <chart:series chart:style-name="ch10" chart:values-cell-range-address="Sheet1.G17:Sheet1.G26" chart:label-cell-address="Sheet1.G16:Sheet1.G16" chart:class="chart:line">
            <chart:data-point chart:repeated="10"/>
          </chart:series>
          <chart:series chart:style-name="ch11" chart:values-cell-range-address="Sheet1.E17:Sheet1.E26" chart:label-cell-address="Sheet1.E16:Sheet1.E16" chart:class="chart:line">
            <chart:data-point chart:repeated="10"/>
          </chart:series>
          <chart:series chart:style-name="ch12" chart:values-cell-range-address="Sheet1.F17:Sheet1.F26" chart:label-cell-address="Sheet1.F16:Sheet1.F16" chart:class="chart:line">
            <chart:data-point chart:repeated="10"/>
          </chart:series>
          <chart:series chart:style-name="ch13" chart:values-cell-range-address="Sheet1.D17:Sheet1.D26" chart:label-cell-address="Sheet1.D16:Sheet1.D16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hared Memory</text:p>
                <draw:g>
                  <svg:desc>Sheet1.H16:Sheet1.H16</svg:desc>
                </draw:g>
              </table:table-cell>
              <table:table-cell office:value-type="string">
                <text:p>CUDA</text:p>
                <draw:g>
                  <svg:desc>Sheet1.G16:Sheet1.G16</svg:desc>
                </draw:g>
              </table:table-cell>
              <table:table-cell office:value-type="string">
                <text:p>OpenMP Tasks</text:p>
                <draw:g>
                  <svg:desc>Sheet1.E16:Sheet1.E16</svg:desc>
                </draw:g>
              </table:table-cell>
              <table:table-cell office:value-type="string">
                <text:p>OpenMP</text:p>
                <draw:g>
                  <svg:desc>Sheet1.F16:Sheet1.F16</svg:desc>
                </draw:g>
              </table:table-cell>
              <table:table-cell office:value-type="string">
                <text:p>Pthreads</text:p>
                <draw:g>
                  <svg:desc>Sheet1.D16:Sheet1.D1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17:Sheet1.B26</svg:desc>
                </draw:g>
              </table:table-cell>
              <table:table-cell office:value-type="float" office:value="4.99643573873144">
                <text:p>4.99643573873144</text:p>
                <draw:g>
                  <svg:desc>Sheet1.H17:Sheet1.H26</svg:desc>
                </draw:g>
              </table:table-cell>
              <table:table-cell office:value-type="float" office:value="1.98646880523019">
                <text:p>1.98646880523019</text:p>
                <draw:g>
                  <svg:desc>Sheet1.G17:Sheet1.G26</svg:desc>
                </draw:g>
              </table:table-cell>
              <table:table-cell office:value-type="float" office:value="1.84067587100356">
                <text:p>1.84067587100356</text:p>
                <draw:g>
                  <svg:desc>Sheet1.E17:Sheet1.E26</svg:desc>
                </draw:g>
              </table:table-cell>
              <table:table-cell office:value-type="float" office:value="1.85828222731564">
                <text:p>1.85828222731564</text:p>
                <draw:g>
                  <svg:desc>Sheet1.F17:Sheet1.F26</svg:desc>
                </draw:g>
              </table:table-cell>
              <table:table-cell office:value-type="float" office:value="1.80250335528847">
                <text:p>1.80250335528847</text:p>
                <draw:g>
                  <svg:desc>Sheet1.D17:Sheet1.D2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12242526284416">
                <text:p>5.12242526284416</text:p>
              </table:table-cell>
              <table:table-cell office:value-type="float" office:value="1.99504814695972">
                <text:p>1.99504814695972</text:p>
              </table:table-cell>
              <table:table-cell office:value-type="float" office:value="1.88537178137716">
                <text:p>1.88537178137716</text:p>
              </table:table-cell>
              <table:table-cell office:value-type="float" office:value="1.83565847113665">
                <text:p>1.83565847113665</text:p>
              </table:table-cell>
              <table:table-cell office:value-type="float" office:value="1.16742132687569">
                <text:p>1.1674213268756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14200928380724">
                <text:p>5.14200928380724</text:p>
              </table:table-cell>
              <table:table-cell office:value-type="float" office:value="1.99040551492905">
                <text:p>1.99040551492905</text:p>
              </table:table-cell>
              <table:table-cell office:value-type="float" office:value="1.89782839291014">
                <text:p>1.89782839291014</text:p>
              </table:table-cell>
              <table:table-cell office:value-type="float" office:value="1.83999077442451">
                <text:p>1.83999077442451</text:p>
              </table:table-cell>
              <table:table-cell office:value-type="float" office:value="1.84023128277065">
                <text:p>1.8402312827706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.30978050341214">
                <text:p>5.30978050341214</text:p>
              </table:table-cell>
              <table:table-cell office:value-type="float" office:value="2.04379747933428">
                <text:p>2.04379747933428</text:p>
              </table:table-cell>
              <table:table-cell office:value-type="float" office:value="1.98003771250679">
                <text:p>1.98003771250679</text:p>
              </table:table-cell>
              <table:table-cell office:value-type="float" office:value="1.9240702349031">
                <text:p>1.9240702349031</text:p>
              </table:table-cell>
              <table:table-cell office:value-type="float" office:value="1.9290469732362">
                <text:p>1.92904697323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.08835459562305">
                <text:p>5.08835459562305</text:p>
              </table:table-cell>
              <table:table-cell office:value-type="float" office:value="1.98163291738485">
                <text:p>1.98163291738485</text:p>
              </table:table-cell>
              <table:table-cell office:value-type="float" office:value="1.908532821011">
                <text:p>1.908532821011</text:p>
              </table:table-cell>
              <table:table-cell office:value-type="float" office:value="1.85971492283096">
                <text:p>1.85971492283096</text:p>
              </table:table-cell>
              <table:table-cell office:value-type="float" office:value="1.86255926176373">
                <text:p>1.8625592617637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.12863592416062">
                <text:p>5.12863592416062</text:p>
              </table:table-cell>
              <table:table-cell office:value-type="float" office:value="1.97198722889898">
                <text:p>1.97198722889898</text:p>
              </table:table-cell>
              <table:table-cell office:value-type="float" office:value="1.91013424057028">
                <text:p>1.91013424057028</text:p>
              </table:table-cell>
              <table:table-cell office:value-type="float" office:value="1.87351693518491">
                <text:p>1.87351693518491</text:p>
              </table:table-cell>
              <table:table-cell office:value-type="float" office:value="1.87163256823706">
                <text:p>1.871632568237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14429830513184">
                <text:p>5.14429830513184</text:p>
              </table:table-cell>
              <table:table-cell office:value-type="float" office:value="1.98595217446627">
                <text:p>1.98595217446627</text:p>
              </table:table-cell>
              <table:table-cell office:value-type="float" office:value="1.91265870199167">
                <text:p>1.91265870199167</text:p>
              </table:table-cell>
              <table:table-cell office:value-type="float" office:value="1.87705031240117">
                <text:p>1.87705031240117</text:p>
              </table:table-cell>
              <table:table-cell office:value-type="float" office:value="1.87513348867839">
                <text:p>1.8751334886783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11617791061296">
                <text:p>5.11617791061296</text:p>
              </table:table-cell>
              <table:table-cell office:value-type="float" office:value="1.99022222696718">
                <text:p>1.99022222696718</text:p>
              </table:table-cell>
              <table:table-cell office:value-type="float" office:value="1.91816941929491">
                <text:p>1.91816941929491</text:p>
              </table:table-cell>
              <table:table-cell office:value-type="float" office:value="1.88770524533182">
                <text:p>1.88770524533182</text:p>
              </table:table-cell>
              <table:table-cell office:value-type="float" office:value="1.88597065504647">
                <text:p>1.8859706550464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.9710695957068">
                <text:p>4.9710695957068</text:p>
              </table:table-cell>
              <table:table-cell office:value-type="float" office:value="1.98587626002496">
                <text:p>1.98587626002496</text:p>
              </table:table-cell>
              <table:table-cell office:value-type="float" office:value="1.91286588631903">
                <text:p>1.91286588631903</text:p>
              </table:table-cell>
              <table:table-cell office:value-type="float" office:value="1.88465016007079">
                <text:p>1.88465016007079</text:p>
              </table:table-cell>
              <table:table-cell office:value-type="float" office:value="1.88562802249255">
                <text:p>1.885628022492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.09696505243246">
                <text:p>5.09696505243246</text:p>
              </table:table-cell>
              <table:table-cell office:value-type="float" office:value="1.81420498576337">
                <text:p>1.81420498576337</text:p>
              </table:table-cell>
              <table:table-cell office:value-type="float" office:value="1.91095107263289">
                <text:p>1.91095107263289</text:p>
              </table:table-cell>
              <table:table-cell office:value-type="float" office:value="1.88557398297778">
                <text:p>1.88557398297778</text:p>
              </table:table-cell>
              <table:table-cell office:value-type="float" office:value="1.88781472928145">
                <text:p>1.88781472928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